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9.005cm" svg:x="8.167cm" svg:y="0.85cm">
            <draw:object draw:notify-on-update-of-ranges="Sheet1.B2:Sheet1.B92 Sheet1.C2:Sheet1.C9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722" calcext:value-type="float">
            <text:p>1722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871" calcext:value-type="float">
            <text:p>1871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2199" calcext:value-type="float">
            <text:p>2199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2396" calcext:value-type="float">
            <text:p>2396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2590" calcext:value-type="float">
            <text:p>2590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2691" calcext:value-type="float">
            <text:p>269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831" calcext:value-type="float">
            <text:p>2831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3041" calcext:value-type="float">
            <text:p>3041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3209" calcext:value-type="float">
            <text:p>3209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float" office:value="3473" calcext:value-type="float">
            <text:p>3473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3836" calcext:value-type="float">
            <text:p>3836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float" office:value="4322" calcext:value-type="float">
            <text:p>4322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4210" calcext:value-type="float">
            <text:p>4210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float" office:value="4890" calcext:value-type="float">
            <text:p>4890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4889" calcext:value-type="float">
            <text:p>4889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5307" calcext:value-type="float">
            <text:p>5307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5620" calcext:value-type="float">
            <text:p>5620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5733" calcext:value-type="float">
            <text:p>5733</text:p>
          </table:table-cell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6402" calcext:value-type="float">
            <text:p>6402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6622" calcext:value-type="float">
            <text:p>6622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6872" calcext:value-type="float">
            <text:p>6872</text:p>
          </table:table-cell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float" office:value="7324" calcext:value-type="float">
            <text:p>7324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float" office:value="7931" calcext:value-type="float">
            <text:p>7931</text:p>
          </table:table-cell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office:value-type="float" office:value="8213" calcext:value-type="float">
            <text:p>8213</text:p>
          </table:table-cell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office:value-type="float" office:value="8204" calcext:value-type="float">
            <text:p>8204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9104" calcext:value-type="float">
            <text:p>9104</text:p>
          </table:table-cell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office:value-type="float" office:value="9787" calcext:value-type="float">
            <text:p>9787</text:p>
          </table:table-cell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float" office:value="10367" calcext:value-type="float">
            <text:p>10367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float" office:value="10733" calcext:value-type="float">
            <text:p>10733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1831" calcext:value-type="float">
            <text:p>11831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13009" calcext:value-type="float">
            <text:p>13009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float" office:value="12629" calcext:value-type="float">
            <text:p>12629</text:p>
          </table:table-cell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float" office:value="13798" calcext:value-type="float">
            <text:p>13798</text:p>
          </table:table-cell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office:value-type="float" office:value="15072" calcext:value-type="float">
            <text:p>15072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15815" calcext:value-type="float">
            <text:p>15815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float" office:value="17067" calcext:value-type="float">
            <text:p>17067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office:value-type="float" office:value="18826" calcext:value-type="float">
            <text:p>18826</text:p>
          </table:table-cell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office:value-type="float" office:value="19367" calcext:value-type="float">
            <text:p>19367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20028" calcext:value-type="float">
            <text:p>20028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21305" calcext:value-type="float">
            <text:p>21305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float" office:value="20267" calcext:value-type="float">
            <text:p>20267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22125" calcext:value-type="float">
            <text:p>22125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22557" calcext:value-type="float">
            <text:p>22557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23980" calcext:value-type="float">
            <text:p>23980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25509" calcext:value-type="float">
            <text:p>255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7T12:50:58.112000000</meta:creation-date>
    <dc:date>2014-09-07T15:57:22.606000000</dc:date>
    <meta:editing-duration>PT2H51M14S</meta:editing-duration>
    <meta:editing-cycles>3</meta:editing-cycles>
    <meta:generator>LibreOffice/4.3.0.4$Windows_x86 LibreOffice_project/62ad5818884a2fc2e5780dd45466868d41009ec0</meta:generator>
    <meta:document-statistic meta:table-count="1" meta:cell-count="1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title svg:x="6.673cm" svg:y="0.316cm" chart:style-name="ch2">
          <text:p>Suorituskyky</text:p>
        </chart:title>
        <chart:legend chart:legend-position="end" svg:x="13.148cm" svg:y="4.204cm" style:legend-expansion="high" chart:style-name="ch3"/>
        <chart:plot-area chart:style-name="ch4" table:cell-range-address="Sheet1.B2:Sheet1.C92" svg:x="2.762cm" svg:y="2.243cm" svg:width="11.174cm" svg:height="6.205cm">
          <chartooo:coordinate-region svg:x="3.939cm" svg:y="2.442cm" svg:width="9.717cm" svg:height="5.359cm"/>
          <chart:axis chart:dimension="x" chart:name="primary-x" chart:style-name="ch5">
            <chart:title svg:x="7.379cm" svg:y="8.446cm" chart:style-name="ch6">
              <text:p>Kulmien lkm</text:p>
            </chart:title>
          </chart:axis>
          <chart:axis chart:dimension="y" chart:name="primary-y" chart:style-name="ch5">
            <chart:title svg:x="1.882cm" svg:y="5.707cm" chart:style-name="ch7">
              <text:p>Aika</text:p>
            </chart:title>
            <chart:grid chart:style-name="ch8" chart:class="major"/>
          </chart:axis>
          <chart:series chart:style-name="ch9" chart:values-cell-range-address="Sheet1.C2:Sheet1.C92" chart:class="chart:scatter">
            <chart:domain table:cell-range-address="Sheet1.B2:Sheet1.B92"/>
            <chart:data-point chart:repeated="9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92</svg:desc>
                </draw:g>
              </table:table-cell>
              <table:table-cell office:value-type="float" office:value="7">
                <text:p>7</text:p>
                <draw:g>
                  <svg:desc>Sheet1.C2:Sheet1.C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">
                <text:p>7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">
                <text:p>7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">
                <text:p>8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">
                <text:p>8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">
                <text:p>8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">
                <text:p>9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">
                <text:p>96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4">
                <text:p>104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8">
                <text:p>108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2">
                <text:p>11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6">
                <text:p>116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0">
                <text:p>120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4">
                <text:p>124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8">
                <text:p>128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2">
                <text:p>132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6">
                <text:p>136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0">
                <text:p>140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4">
                <text:p>144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8">
                <text:p>148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2">
                <text:p>152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6">
                <text:p>156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0">
                <text:p>160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4">
                <text:p>164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8">
                <text:p>168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2">
                <text:p>172</text:p>
              </table:table-cell>
              <table:table-cell office:value-type="float" office:value="1722">
                <text:p>17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6">
                <text:p>176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0">
                <text:p>180</text:p>
              </table:table-cell>
              <table:table-cell office:value-type="float" office:value="1941">
                <text:p>19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4">
                <text:p>184</text:p>
              </table:table-cell>
              <table:table-cell office:value-type="float" office:value="2199">
                <text:p>21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8">
                <text:p>188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2">
                <text:p>192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6">
                <text:p>196</text:p>
              </table:table-cell>
              <table:table-cell office:value-type="float" office:value="2691">
                <text:p>26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0">
                <text:p>200</text:p>
              </table:table-cell>
              <table:table-cell office:value-type="float" office:value="2831">
                <text:p>28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4">
                <text:p>204</text:p>
              </table:table-cell>
              <table:table-cell office:value-type="float" office:value="3041">
                <text:p>30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8">
                <text:p>208</text:p>
              </table:table-cell>
              <table:table-cell office:value-type="float" office:value="3209">
                <text:p>32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2">
                <text:p>212</text:p>
              </table:table-cell>
              <table:table-cell office:value-type="float" office:value="3473">
                <text:p>34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6">
                <text:p>216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0">
                <text:p>220</text:p>
              </table:table-cell>
              <table:table-cell office:value-type="float" office:value="3836">
                <text:p>38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4">
                <text:p>224</text:p>
              </table:table-cell>
              <table:table-cell office:value-type="float" office:value="4322">
                <text:p>43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8">
                <text:p>228</text:p>
              </table:table-cell>
              <table:table-cell office:value-type="float" office:value="4210">
                <text:p>42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2">
                <text:p>232</text:p>
              </table:table-cell>
              <table:table-cell office:value-type="float" office:value="4890">
                <text:p>489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6">
                <text:p>236</text:p>
              </table:table-cell>
              <table:table-cell office:value-type="float" office:value="4889">
                <text:p>48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0">
                <text:p>240</text:p>
              </table:table-cell>
              <table:table-cell office:value-type="float" office:value="5307">
                <text:p>53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4">
                <text:p>244</text:p>
              </table:table-cell>
              <table:table-cell office:value-type="float" office:value="5620">
                <text:p>562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8">
                <text:p>248</text:p>
              </table:table-cell>
              <table:table-cell office:value-type="float" office:value="5733">
                <text:p>57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2">
                <text:p>252</text:p>
              </table:table-cell>
              <table:table-cell office:value-type="float" office:value="6402">
                <text:p>64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">
                <text:p>256</text:p>
              </table:table-cell>
              <table:table-cell office:value-type="float" office:value="6622">
                <text:p>66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0">
                <text:p>260</text:p>
              </table:table-cell>
              <table:table-cell office:value-type="float" office:value="6872">
                <text:p>68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4">
                <text:p>264</text:p>
              </table:table-cell>
              <table:table-cell office:value-type="float" office:value="7324">
                <text:p>73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8">
                <text:p>268</text:p>
              </table:table-cell>
              <table:table-cell office:value-type="float" office:value="7931">
                <text:p>79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2">
                <text:p>272</text:p>
              </table:table-cell>
              <table:table-cell office:value-type="float" office:value="8213">
                <text:p>82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6">
                <text:p>276</text:p>
              </table:table-cell>
              <table:table-cell office:value-type="float" office:value="8204">
                <text:p>82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0">
                <text:p>280</text:p>
              </table:table-cell>
              <table:table-cell office:value-type="float" office:value="9104">
                <text:p>91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4">
                <text:p>284</text:p>
              </table:table-cell>
              <table:table-cell office:value-type="float" office:value="9787">
                <text:p>97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8">
                <text:p>288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2">
                <text:p>292</text:p>
              </table:table-cell>
              <table:table-cell office:value-type="float" office:value="10367">
                <text:p>103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6">
                <text:p>296</text:p>
              </table:table-cell>
              <table:table-cell office:value-type="float" office:value="10733">
                <text:p>107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0">
                <text:p>300</text:p>
              </table:table-cell>
              <table:table-cell office:value-type="float" office:value="11831">
                <text:p>118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4">
                <text:p>304</text:p>
              </table:table-cell>
              <table:table-cell office:value-type="float" office:value="13009">
                <text:p>130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8">
                <text:p>308</text:p>
              </table:table-cell>
              <table:table-cell office:value-type="float" office:value="12629">
                <text:p>126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2">
                <text:p>312</text:p>
              </table:table-cell>
              <table:table-cell office:value-type="float" office:value="13798">
                <text:p>137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6">
                <text:p>316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0">
                <text:p>320</text:p>
              </table:table-cell>
              <table:table-cell office:value-type="float" office:value="15815">
                <text:p>158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24">
                <text:p>324</text:p>
              </table:table-cell>
              <table:table-cell office:value-type="float" office:value="17067">
                <text:p>170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28">
                <text:p>328</text:p>
              </table:table-cell>
              <table:table-cell office:value-type="float" office:value="18826">
                <text:p>188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2">
                <text:p>332</text:p>
              </table:table-cell>
              <table:table-cell office:value-type="float" office:value="19367">
                <text:p>193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36">
                <text:p>336</text:p>
              </table:table-cell>
              <table:table-cell office:value-type="float" office:value="20028">
                <text:p>200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0">
                <text:p>340</text:p>
              </table:table-cell>
              <table:table-cell office:value-type="float" office:value="21305">
                <text:p>213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4">
                <text:p>344</text:p>
              </table:table-cell>
              <table:table-cell office:value-type="float" office:value="20267">
                <text:p>202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8">
                <text:p>348</text:p>
              </table:table-cell>
              <table:table-cell office:value-type="float" office:value="22125">
                <text:p>22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2">
                <text:p>352</text:p>
              </table:table-cell>
              <table:table-cell office:value-type="float" office:value="22557">
                <text:p>225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6">
                <text:p>356</text:p>
              </table:table-cell>
              <table:table-cell office:value-type="float" office:value="23980">
                <text:p>2398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0">
                <text:p>360</text:p>
              </table:table-cell>
              <table:table-cell office:value-type="float" office:value="25509">
                <text:p>255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Windows_x86 LibreOffice_project/62ad5818884a2fc2e5780dd45466868d41009ec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